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itka Small" svg:font-family="'Sitka Small'"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nglais">
      <style:text-properties fo:language="en" fo:country="GB" officeooo:rsid="018ce5b0" officeooo:paragraph-rsid="00117b6d"/>
    </style:style>
    <style:style style:name="P2" style:family="paragraph" style:parent-style-name="Anglais">
      <style:text-properties fo:language="en" fo:country="GB" officeooo:rsid="018e795c" officeooo:paragraph-rsid="00117b6d"/>
    </style:style>
    <style:style style:name="P3" style:family="paragraph" style:parent-style-name="Anglais">
      <style:text-properties fo:language="en" fo:country="GB" fo:font-weight="normal" officeooo:rsid="018e795c" officeooo:paragraph-rsid="00117b6d" style:font-weight-asian="normal" style:font-weight-complex="normal"/>
    </style:style>
    <style:style style:name="P4" style:family="paragraph" style:parent-style-name="Anglais">
      <style:text-properties fo:language="en" fo:country="GB" fo:font-weight="normal" officeooo:rsid="0190b623" officeooo:paragraph-rsid="00117b6d" style:font-weight-asian="normal" style:font-weight-complex="normal"/>
    </style:style>
    <style:style style:name="P5" style:family="paragraph" style:parent-style-name="Anglais">
      <style:text-properties fo:language="en" fo:country="GB" fo:font-weight="normal" officeooo:rsid="01931e4f" officeooo:paragraph-rsid="00117b6d" style:font-weight-asian="normal" style:font-weight-complex="normal"/>
    </style:style>
    <style:style style:name="P6" style:family="paragraph" style:parent-style-name="Anglais">
      <style:text-properties fo:language="en" fo:country="GB" fo:font-weight="normal" officeooo:rsid="0193c24c" officeooo:paragraph-rsid="00117b6d" style:font-weight-asian="normal" style:font-weight-complex="normal"/>
    </style:style>
    <style:style style:name="P7" style:family="paragraph" style:parent-style-name="Anglais">
      <style:text-properties fo:language="en" fo:country="GB" fo:font-weight="normal" officeooo:rsid="0193f67d" officeooo:paragraph-rsid="00117b6d" style:font-weight-asian="normal" style:font-weight-complex="normal"/>
    </style:style>
    <style:style style:name="P8" style:family="paragraph" style:parent-style-name="Anglais">
      <style:text-properties fo:language="en" fo:country="GB" fo:font-weight="normal" officeooo:rsid="0194bfa5" officeooo:paragraph-rsid="00117b6d" style:font-weight-asian="normal" style:font-weight-complex="normal"/>
    </style:style>
    <style:style style:name="P9" style:family="paragraph" style:parent-style-name="Anglais">
      <style:text-properties fo:language="en" fo:country="GB" fo:font-weight="normal" officeooo:rsid="01951832" officeooo:paragraph-rsid="00117b6d" style:font-weight-asian="normal" style:font-weight-complex="normal"/>
    </style:style>
    <style:style style:name="P10" style:family="paragraph" style:parent-style-name="Anglais">
      <style:text-properties fo:language="en" fo:country="GB" fo:font-weight="normal" officeooo:rsid="0196ec47" officeooo:paragraph-rsid="00117b6d" style:font-weight-asian="normal" style:font-weight-complex="normal"/>
    </style:style>
    <style:style style:name="P11" style:family="paragraph" style:parent-style-name="Anglais">
      <style:text-properties fo:language="en" fo:country="GB" officeooo:rsid="0190b623" officeooo:paragraph-rsid="00117b6d"/>
    </style:style>
    <style:style style:name="P12" style:family="paragraph" style:parent-style-name="Anglais">
      <style:text-properties fo:language="en" fo:country="GB" officeooo:rsid="01931e4f" officeooo:paragraph-rsid="00117b6d"/>
    </style:style>
    <style:style style:name="P13" style:family="paragraph" style:parent-style-name="Anglais">
      <style:text-properties fo:language="en" fo:country="GB" officeooo:rsid="01934de4" officeooo:paragraph-rsid="00117b6d"/>
    </style:style>
    <style:style style:name="P14" style:family="paragraph" style:parent-style-name="Anglais">
      <style:text-properties fo:language="en" fo:country="GB" officeooo:rsid="0193c24c" officeooo:paragraph-rsid="00117b6d"/>
    </style:style>
    <style:style style:name="P15" style:family="paragraph" style:parent-style-name="Anglais">
      <style:text-properties fo:language="en" fo:country="GB" officeooo:rsid="0193f67d" officeooo:paragraph-rsid="00117b6d"/>
    </style:style>
    <style:style style:name="P16" style:family="paragraph" style:parent-style-name="Anglais">
      <style:text-properties fo:language="en" fo:country="GB" officeooo:rsid="0194bfa5" officeooo:paragraph-rsid="00117b6d"/>
    </style:style>
    <style:style style:name="P17" style:family="paragraph" style:parent-style-name="Anglais">
      <style:text-properties fo:language="en" fo:country="GB" officeooo:rsid="01951832" officeooo:paragraph-rsid="00117b6d"/>
    </style:style>
    <style:style style:name="P18" style:family="paragraph" style:parent-style-name="Anglais">
      <style:text-properties fo:language="en" fo:country="GB" officeooo:rsid="0196ec47" officeooo:paragraph-rsid="00117b6d"/>
    </style:style>
    <style:style style:name="P19" style:family="paragraph" style:parent-style-name="Anglais">
      <style:text-properties fo:language="en" fo:country="GB" fo:font-style="normal" fo:font-weight="normal" officeooo:rsid="0199d72c" officeooo:paragraph-rsid="00117b6d" style:font-style-asian="normal" style:font-weight-asian="normal" style:font-style-complex="normal" style:font-weight-complex="normal"/>
    </style:style>
    <style:style style:name="P20" style:family="paragraph" style:parent-style-name="Anglais">
      <style:text-properties fo:language="en" fo:country="GB" fo:font-style="normal" fo:font-weight="normal" officeooo:rsid="019b9f2c" officeooo:paragraph-rsid="00117b6d" style:font-style-asian="normal" style:font-weight-asian="normal" style:font-style-complex="normal" style:font-weight-complex="normal"/>
    </style:style>
    <style:style style:name="P21" style:family="paragraph" style:parent-style-name="Anglais">
      <style:text-properties fo:language="en" fo:country="GB" fo:font-style="normal" fo:font-weight="normal" officeooo:rsid="019cdf41" officeooo:paragraph-rsid="00117b6d" style:font-style-asian="normal" style:font-weight-asian="normal" style:font-style-complex="normal" style:font-weight-complex="normal"/>
    </style:style>
    <style:style style:name="P22" style:family="paragraph" style:parent-style-name="Anglais">
      <style:text-properties fo:language="en" fo:country="GB" fo:font-style="normal" fo:font-weight="normal" officeooo:rsid="019d5ab7" officeooo:paragraph-rsid="00117b6d" style:font-style-asian="normal" style:font-weight-asian="normal" style:font-style-complex="normal" style:font-weight-complex="normal"/>
    </style:style>
    <style:style style:name="P23" style:family="paragraph" style:parent-style-name="Anglais">
      <style:text-properties fo:language="en" fo:country="GB" fo:font-style="normal" fo:font-weight="normal" officeooo:rsid="019f4e4a" officeooo:paragraph-rsid="00117b6d" style:font-style-asian="normal" style:font-weight-asian="normal" style:font-style-complex="normal" style:font-weight-complex="normal"/>
    </style:style>
    <style:style style:name="P24" style:family="paragraph" style:parent-style-name="Anglais">
      <style:text-properties fo:language="en" fo:country="GB" fo:font-style="normal" fo:font-weight="normal" officeooo:rsid="01a040c5" officeooo:paragraph-rsid="00117b6d" style:font-style-asian="normal" style:font-weight-asian="normal" style:font-style-complex="normal" style:font-weight-complex="normal"/>
    </style:style>
    <style:style style:name="P25" style:family="paragraph" style:parent-style-name="Anglais">
      <style:text-properties fo:language="en" fo:country="GB" fo:font-style="normal" fo:font-weight="normal" officeooo:rsid="01a0ff37" officeooo:paragraph-rsid="00117b6d" style:font-style-asian="normal" style:font-weight-asian="normal" style:font-style-complex="normal" style:font-weight-complex="normal"/>
    </style:style>
    <style:style style:name="P26" style:family="paragraph" style:parent-style-name="Anglais">
      <style:text-properties fo:language="en" fo:country="GB" fo:font-style="normal" fo:font-weight="normal" officeooo:rsid="01a3b297" officeooo:paragraph-rsid="00117b6d" style:font-style-asian="normal" style:font-weight-asian="normal" style:font-style-complex="normal" style:font-weight-complex="normal"/>
    </style:style>
    <style:style style:name="P27" style:family="paragraph" style:parent-style-name="Anglais">
      <style:text-properties fo:language="en" fo:country="GB" fo:font-style="normal" fo:font-weight="normal" officeooo:rsid="01a54aa2" officeooo:paragraph-rsid="00117b6d" style:font-style-asian="normal" style:font-weight-asian="normal" style:font-style-complex="normal" style:font-weight-complex="normal"/>
    </style:style>
    <style:style style:name="P28" style:family="paragraph" style:parent-style-name="Anglais">
      <style:text-properties fo:language="en" fo:country="GB" officeooo:rsid="0199d72c" officeooo:paragraph-rsid="00117b6d"/>
    </style:style>
    <style:style style:name="P29" style:family="paragraph" style:parent-style-name="Anglais">
      <style:text-properties fo:language="en" fo:country="GB" officeooo:rsid="019b5e81" officeooo:paragraph-rsid="00117b6d"/>
    </style:style>
    <style:style style:name="P30" style:family="paragraph" style:parent-style-name="Anglais">
      <style:text-properties fo:language="en" fo:country="GB" officeooo:rsid="019cdf41" officeooo:paragraph-rsid="00117b6d"/>
    </style:style>
    <style:style style:name="P31" style:family="paragraph" style:parent-style-name="Anglais">
      <style:text-properties fo:language="en" fo:country="GB" officeooo:rsid="019d5ab7" officeooo:paragraph-rsid="00117b6d"/>
    </style:style>
    <style:style style:name="P32" style:family="paragraph" style:parent-style-name="Anglais">
      <style:text-properties fo:language="en" fo:country="GB" officeooo:rsid="019f4e4a" officeooo:paragraph-rsid="00117b6d"/>
    </style:style>
    <style:style style:name="P33" style:family="paragraph" style:parent-style-name="Anglais">
      <style:text-properties fo:language="en" fo:country="GB" officeooo:rsid="01a0ff37" officeooo:paragraph-rsid="00117b6d"/>
    </style:style>
    <style:style style:name="P34" style:family="paragraph" style:parent-style-name="Anglais">
      <style:text-properties fo:language="en" fo:country="GB" officeooo:rsid="01a2da3b" officeooo:paragraph-rsid="00117b6d"/>
    </style:style>
    <style:style style:name="P35" style:family="paragraph" style:parent-style-name="Anglais">
      <style:text-properties fo:language="en" fo:country="GB" officeooo:rsid="01a3b297" officeooo:paragraph-rsid="00117b6d"/>
    </style:style>
    <style:style style:name="P36" style:family="paragraph" style:parent-style-name="Anglais">
      <style:text-properties fo:language="en" fo:country="GB" officeooo:rsid="01a54aa2" officeooo:paragraph-rsid="00117b6d"/>
    </style:style>
    <style:style style:name="P37" style:family="paragraph" style:parent-style-name="Citation_20_-_20_Texte">
      <style:text-properties fo:language="en" fo:country="GB" officeooo:rsid="01a5d6f9" officeooo:paragraph-rsid="00117b6d"/>
    </style:style>
    <style:style style:name="P38" style:family="paragraph" style:parent-style-name="Citation_20_-_20_Texte">
      <style:text-properties fo:language="en" fo:country="GB" officeooo:rsid="01a5d6f9" officeooo:paragraph-rsid="00117b6d"/>
    </style:style>
    <style:style style:name="P39" style:family="paragraph" style:parent-style-name="Lieux">
      <style:text-properties fo:language="en" fo:country="GB" officeooo:rsid="018ce5b0" officeooo:paragraph-rsid="00117b6d"/>
    </style:style>
    <style:style style:name="P40" style:family="paragraph" style:parent-style-name="Titre_20_Chapitre">
      <style:paragraph-properties fo:break-before="page"/>
      <style:text-properties fo:language="en" fo:country="GB" officeooo:rsid="018ce5b0" officeooo:paragraph-rsid="00117b6d"/>
    </style:style>
    <style:style style:name="P41" style:family="paragraph" style:parent-style-name="Vlad_20_Kemenov">
      <style:text-properties fo:language="en" fo:country="GB" fo:font-style="normal" fo:font-weight="normal" officeooo:rsid="01bd6c79" officeooo:paragraph-rsid="00117b6d" style:font-style-asian="normal" style:font-weight-asian="normal" style:font-style-complex="normal" style:font-weight-complex="normal"/>
    </style:style>
    <style:style style:name="P42" style:family="paragraph" style:parent-style-name="Vlad_20_Kemenov">
      <style:text-properties fo:language="en" fo:country="GB" fo:font-style="normal" officeooo:rsid="01b928b6" officeooo:paragraph-rsid="00117b6d" style:font-style-asian="normal" style:font-style-complex="normal"/>
    </style:style>
    <style:style style:name="P43" style:family="paragraph" style:parent-style-name="Vlad_20_Kemenov">
      <style:text-properties fo:language="en" fo:country="GB" fo:font-style="normal" officeooo:rsid="01b93758" officeooo:paragraph-rsid="00117b6d" style:font-style-asian="normal" style:font-style-complex="normal"/>
    </style:style>
    <style:style style:name="P44" style:family="paragraph" style:parent-style-name="Vlad_20_Kemenov">
      <style:text-properties fo:language="en" fo:country="GB" fo:font-style="normal" officeooo:rsid="01ba01a7" officeooo:paragraph-rsid="00117b6d" style:font-style-asian="normal" style:font-style-complex="normal"/>
    </style:style>
    <style:style style:name="P45" style:family="paragraph" style:parent-style-name="Vlad_20_Kemenov">
      <style:text-properties fo:language="en" fo:country="GB" fo:font-style="normal" officeooo:rsid="01bb37bc" officeooo:paragraph-rsid="00117b6d" style:font-style-asian="normal" style:font-style-complex="normal"/>
    </style:style>
    <style:style style:name="P46" style:family="paragraph" style:parent-style-name="Vlad_20_Kemenov">
      <style:text-properties fo:language="en" fo:country="GB" fo:font-style="normal" officeooo:rsid="01bc34e4" officeooo:paragraph-rsid="00117b6d" style:font-style-asian="normal" style:font-style-complex="normal"/>
    </style:style>
    <style:style style:name="P47" style:family="paragraph" style:parent-style-name="Vlad_20_Kemenov">
      <style:text-properties fo:language="en" fo:country="GB" officeooo:rsid="01a7d5d5" officeooo:paragraph-rsid="00117b6d"/>
    </style:style>
    <style:style style:name="P48" style:family="paragraph" style:parent-style-name="Vlad_20_Kemenov">
      <style:text-properties fo:language="en" fo:country="GB" officeooo:rsid="01a7e5b3" officeooo:paragraph-rsid="00117b6d"/>
    </style:style>
    <style:style style:name="P49" style:family="paragraph" style:parent-style-name="Vlad_20_Kemenov">
      <style:text-properties fo:language="en" fo:country="GB" officeooo:rsid="01a998cb" officeooo:paragraph-rsid="00117b6d"/>
    </style:style>
    <style:style style:name="P50" style:family="paragraph" style:parent-style-name="Vlad_20_Kemenov">
      <style:text-properties fo:language="en" fo:country="GB" officeooo:rsid="01adf979" officeooo:paragraph-rsid="00117b6d"/>
    </style:style>
    <style:style style:name="P51" style:family="paragraph" style:parent-style-name="Vlad_20_Kemenov">
      <style:text-properties fo:language="en" fo:country="GB" officeooo:rsid="01af005c" officeooo:paragraph-rsid="00117b6d"/>
    </style:style>
    <style:style style:name="P52" style:family="paragraph" style:parent-style-name="Vlad_20_Kemenov">
      <style:text-properties fo:language="en" fo:country="GB" officeooo:rsid="01afdae3" officeooo:paragraph-rsid="00117b6d"/>
    </style:style>
    <style:style style:name="P53" style:family="paragraph" style:parent-style-name="Vlad_20_Kemenov">
      <style:text-properties fo:language="en" fo:country="GB" officeooo:rsid="01b19b79" officeooo:paragraph-rsid="00117b6d"/>
    </style:style>
    <style:style style:name="P54" style:family="paragraph" style:parent-style-name="Vlad_20_Kemenov">
      <style:text-properties fo:language="en" fo:country="GB" officeooo:rsid="01b30c18" officeooo:paragraph-rsid="00117b6d"/>
    </style:style>
    <style:style style:name="P55" style:family="paragraph" style:parent-style-name="Vlad_20_Kemenov">
      <style:text-properties fo:language="en" fo:country="GB" officeooo:rsid="01b39453" officeooo:paragraph-rsid="00117b6d"/>
    </style:style>
    <style:style style:name="P56" style:family="paragraph" style:parent-style-name="Vlad_20_Kemenov">
      <style:text-properties fo:language="en" fo:country="GB" officeooo:rsid="01b4cdc1" officeooo:paragraph-rsid="00117b6d"/>
    </style:style>
    <style:style style:name="P57" style:family="paragraph" style:parent-style-name="Vlad_20_Kemenov">
      <style:text-properties fo:language="en" fo:country="GB" officeooo:rsid="01b67b1b" officeooo:paragraph-rsid="00117b6d"/>
    </style:style>
    <style:style style:name="P58" style:family="paragraph" style:parent-style-name="Vlad_20_Kemenov">
      <style:text-properties fo:language="en" fo:country="GB" officeooo:rsid="01b928b6" officeooo:paragraph-rsid="00117b6d"/>
    </style:style>
    <style:style style:name="P59" style:family="paragraph" style:parent-style-name="Vlad_20_Kemenov">
      <style:text-properties fo:language="en" fo:country="GB" officeooo:rsid="01b93758" officeooo:paragraph-rsid="00117b6d"/>
    </style:style>
    <style:style style:name="P60" style:family="paragraph" style:parent-style-name="Vlad_20_Kemenov">
      <style:text-properties fo:language="en" fo:country="GB" officeooo:rsid="01ba01a7" officeooo:paragraph-rsid="00117b6d"/>
    </style:style>
    <style:style style:name="P61" style:family="paragraph" style:parent-style-name="Vlad_20_Kemenov">
      <style:text-properties fo:language="en" fo:country="GB" officeooo:rsid="01bc34e4" officeooo:paragraph-rsid="00117b6d"/>
    </style:style>
    <style:style style:name="P62" style:family="paragraph" style:parent-style-name="Vlad_20_Kemenov">
      <style:text-properties fo:language="en" fo:country="GB" officeooo:rsid="01bd06f5" officeooo:paragraph-rsid="00117b6d"/>
    </style:style>
    <style:style style:name="T1" style:family="text">
      <style:text-properties officeooo:rsid="018e795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1901302" style:font-weight-asian="normal" style:font-weight-complex="normal"/>
    </style:style>
    <style:style style:name="T5" style:family="text">
      <style:text-properties fo:font-weight="normal" officeooo:rsid="0190b623" style:font-weight-asian="normal" style:font-weight-complex="normal"/>
    </style:style>
    <style:style style:name="T6" style:family="text">
      <style:text-properties fo:font-weight="normal" officeooo:rsid="019199d3" style:font-weight-asian="normal" style:font-weight-complex="normal"/>
    </style:style>
    <style:style style:name="T7" style:family="text">
      <style:text-properties fo:font-weight="normal" officeooo:rsid="01925e46" style:font-weight-asian="normal" style:font-weight-complex="normal"/>
    </style:style>
    <style:style style:name="T8" style:family="text">
      <style:text-properties fo:font-weight="normal" officeooo:rsid="01931e4f" style:font-weight-asian="normal" style:font-weight-complex="normal"/>
    </style:style>
    <style:style style:name="T9" style:family="text">
      <style:text-properties fo:font-weight="normal" officeooo:rsid="01934de4" style:font-weight-asian="normal" style:font-weight-complex="normal"/>
    </style:style>
    <style:style style:name="T10" style:family="text">
      <style:text-properties fo:font-weight="normal" officeooo:rsid="0193c24c" style:font-weight-asian="normal" style:font-weight-complex="normal"/>
    </style:style>
    <style:style style:name="T11" style:family="text">
      <style:text-properties fo:font-weight="normal" officeooo:rsid="0193f67d" style:font-weight-asian="normal" style:font-weight-complex="normal"/>
    </style:style>
    <style:style style:name="T12" style:family="text">
      <style:text-properties fo:font-weight="normal" officeooo:rsid="0194bfa5" style:font-weight-asian="normal" style:font-weight-complex="normal"/>
    </style:style>
    <style:style style:name="T13" style:family="text">
      <style:text-properties fo:font-weight="normal" officeooo:rsid="01951832" style:font-weight-asian="normal" style:font-weight-complex="normal"/>
    </style:style>
    <style:style style:name="T14" style:family="text">
      <style:text-properties fo:font-weight="normal" officeooo:rsid="0196ec47" style:font-weight-asian="normal" style:font-weight-complex="normal"/>
    </style:style>
    <style:style style:name="T15" style:family="text">
      <style:text-properties fo:font-style="italic" fo:font-weight="normal" officeooo:rsid="0196ec47" style:font-style-asian="italic" style:font-weight-asian="normal" style:font-style-complex="italic" style:font-weight-complex="normal"/>
    </style:style>
    <style:style style:name="T16" style:family="text">
      <style:text-properties fo:font-style="italic" officeooo:rsid="01b6be0b" style:font-style-asian="italic" style:font-style-complex="italic"/>
    </style:style>
    <style:style style:name="T17" style:family="text">
      <style:text-properties fo:font-style="italic" officeooo:rsid="01b928b6" style:font-style-asian="italic" style:font-style-complex="italic"/>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196ec47" style:font-style-asian="normal" style:font-weight-asian="normal" style:font-style-complex="normal" style:font-weight-complex="normal"/>
    </style:style>
    <style:style style:name="T20" style:family="text">
      <style:text-properties fo:font-style="normal" fo:font-weight="normal" officeooo:rsid="0198646e" style:font-style-asian="normal" style:font-weight-asian="normal" style:font-style-complex="normal" style:font-weight-complex="normal"/>
    </style:style>
    <style:style style:name="T21" style:family="text">
      <style:text-properties fo:font-style="normal" fo:font-weight="normal" officeooo:rsid="0199d72c" style:font-style-asian="normal" style:font-weight-asian="normal" style:font-style-complex="normal" style:font-weight-complex="normal"/>
    </style:style>
    <style:style style:name="T22" style:family="text">
      <style:text-properties fo:font-style="normal" fo:font-weight="normal" officeooo:rsid="019b5e81" style:font-style-asian="normal" style:font-weight-asian="normal" style:font-style-complex="normal" style:font-weight-complex="normal"/>
    </style:style>
    <style:style style:name="T23" style:family="text">
      <style:text-properties fo:font-style="normal" fo:font-weight="normal" officeooo:rsid="019b9f2c" style:font-style-asian="normal" style:font-weight-asian="normal" style:font-style-complex="normal" style:font-weight-complex="normal"/>
    </style:style>
    <style:style style:name="T24" style:family="text">
      <style:text-properties fo:font-style="normal" fo:font-weight="normal" officeooo:rsid="019cdf41" style:font-style-asian="normal" style:font-weight-asian="normal" style:font-style-complex="normal" style:font-weight-complex="normal"/>
    </style:style>
    <style:style style:name="T25" style:family="text">
      <style:text-properties fo:font-style="normal" fo:font-weight="normal" officeooo:rsid="019d5ab7" style:font-style-asian="normal" style:font-weight-asian="normal" style:font-style-complex="normal" style:font-weight-complex="normal"/>
    </style:style>
    <style:style style:name="T26" style:family="text">
      <style:text-properties fo:font-style="normal" fo:font-weight="normal" officeooo:rsid="019f4e4a" style:font-style-asian="normal" style:font-weight-asian="normal" style:font-style-complex="normal" style:font-weight-complex="normal"/>
    </style:style>
    <style:style style:name="T27" style:family="text">
      <style:text-properties fo:font-style="normal" fo:font-weight="normal" officeooo:rsid="01a040c5" style:font-style-asian="normal" style:font-weight-asian="normal" style:font-style-complex="normal" style:font-weight-complex="normal"/>
    </style:style>
    <style:style style:name="T28" style:family="text">
      <style:text-properties fo:font-style="normal" fo:font-weight="normal" officeooo:rsid="01a2da3b" style:font-style-asian="normal" style:font-weight-asian="normal" style:font-style-complex="normal" style:font-weight-complex="normal"/>
    </style:style>
    <style:style style:name="T29" style:family="text">
      <style:text-properties fo:font-style="normal" fo:font-weight="normal" officeooo:rsid="01a3b297" style:font-style-asian="normal" style:font-weight-asian="normal" style:font-style-complex="normal" style:font-weight-complex="normal"/>
    </style:style>
    <style:style style:name="T30" style:family="text">
      <style:text-properties fo:font-style="normal" fo:font-weight="normal" officeooo:rsid="01a54aa2" style:font-style-asian="normal" style:font-weight-asian="normal" style:font-style-complex="normal" style:font-weight-complex="normal"/>
    </style:style>
    <style:style style:name="T31" style:family="text">
      <style:text-properties fo:font-style="normal" fo:font-weight="normal" officeooo:rsid="01a5d6f9" style:font-style-asian="normal" style:font-weight-asian="normal" style:font-style-complex="normal" style:font-weight-complex="normal"/>
    </style:style>
    <style:style style:name="T32" style:family="text">
      <style:text-properties fo:font-style="normal" fo:font-weight="normal" officeooo:rsid="01bd6c79"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198646e" style:font-style-asian="normal" style:font-weight-asian="bold" style:font-style-complex="normal" style:font-weight-complex="bold"/>
    </style:style>
    <style:style style:name="T35" style:family="text">
      <style:text-properties fo:font-style="normal" fo:font-weight="bold" officeooo:rsid="019f4e4a"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tyle="normal" officeooo:rsid="01b928b6" style:font-style-asian="normal" style:font-style-complex="normal"/>
    </style:style>
    <style:style style:name="T38" style:family="text">
      <style:text-properties fo:font-style="normal" officeooo:rsid="01b93758" style:font-style-asian="normal" style:font-style-complex="normal"/>
    </style:style>
    <style:style style:name="T39" style:family="text">
      <style:text-properties fo:font-style="normal" officeooo:rsid="01ba01a7" style:font-style-asian="normal" style:font-style-complex="normal"/>
    </style:style>
    <style:style style:name="T40" style:family="text">
      <style:text-properties fo:font-style="normal" officeooo:rsid="01bb37bc" style:font-style-asian="normal" style:font-style-complex="normal"/>
    </style:style>
    <style:style style:name="T41" style:family="text">
      <style:text-properties officeooo:rsid="01a7e5b3"/>
    </style:style>
    <style:style style:name="T42" style:family="text">
      <style:text-properties officeooo:rsid="01a998cb"/>
    </style:style>
    <style:style style:name="T43" style:family="text">
      <style:text-properties officeooo:rsid="01abefef"/>
    </style:style>
    <style:style style:name="T44" style:family="text">
      <style:text-properties officeooo:rsid="01adf979"/>
    </style:style>
    <style:style style:name="T45" style:family="text">
      <style:text-properties officeooo:rsid="01afdae3"/>
    </style:style>
    <style:style style:name="T46" style:family="text">
      <style:text-properties officeooo:rsid="01b19b79"/>
    </style:style>
    <style:style style:name="T47" style:family="text">
      <style:text-properties officeooo:rsid="01b238b5"/>
    </style:style>
    <style:style style:name="T48" style:family="text">
      <style:text-properties officeooo:rsid="01b30c18"/>
    </style:style>
    <style:style style:name="T49" style:family="text">
      <style:text-properties officeooo:rsid="01b67b1b"/>
    </style:style>
    <style:style style:name="T50" style:family="text">
      <style:text-properties officeooo:rsid="01b6be0b"/>
    </style:style>
    <style:style style:name="T51" style:family="text">
      <style:text-properties officeooo:rsid="01b928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Chapter 11: The day of the dead</text:h>
      <text:h text:style-name="P39" text:outline-level="3"/>
      <text:p text:style-name="P1">Vladmir was taking his breakfast. For a Saturday morning, the room was surprisingly full of live. No doubt it was because on the day after Halloween, the professors gave a surprise Hogsmeade weekend out. The students, excited, had abandoned the classical uniform for wizarding robes, muggle outfits, or even surprising mix of both. Vladmir had chosen a traditional Russian outfit, with a large shirt embroidered with the colours of his family, and secured at the waist by a large belt. His loose pants <text:span text:style-name="T1">and his boots were also a change from the close-fitting English outfits. And to complete this all, Vlad had put on his shoulders a heavy fur-lined cloak.</text:span></text:p>
      <text:p text:style-name="P2">Many had commented on his way, but Vladmir didn’t care. Today, he was going to celebrate his dead, and he was duty-bound to wear a traditional outfit for the occasion. Lost in his thoughts and his cup of tea, he suddenly felt a freezing breeze in his neck.</text:p>
      <text:p text:style-name="P2">“<text:span text:style-name="T2">Let the party begin…</text:span><text:span text:style-name="T3">” a familiar voice whispered.</text:span></text:p>
      <text:p text:style-name="P2"><text:span text:style-name="T3">“</text:span><text:span text:style-name="T2">Sergei?</text:span><text:span text:style-name="T3">”</text:span></text:p>
      <text:p text:style-name="P3">A mocking laugh resounded in his ears, while in the doorway, three outlines appeared. After a few seconds—enough time for the first students to notice them—they slowly entered and Vladmir could recognise them. A large smile split his face and he turned his attention to the platform, staring at Snape and the other professors.</text:p>
      <text:p text:style-name="P2"><text:span text:style-name="T3">Oh yes, let the party begin… Albus Dumbledore was, in peace and quiet, eating something utterly disgusting: a treacle, </text:span><text:span text:style-name="T4">lemon ad bacon pie; while discussing with his deputy headmistress who savoured a tea. Pomona Sprout was debating intensely with Professor Sinistra, one of her colleagues. It was Quirell that noticed that guests were arriving their way while bringing a toast to his mouth. He froze in a grotesque position, which alerted Severus Snape, who was drinking a coffee and keeping an eye on him, his face frankly nasty. Turning his gaze to the visitors, he grunted and straightened up, but Dumbledore was already standing up, his eyes wide opened.</text:span></text:p>
      <text:p text:style-name="P2"><text:span text:style-name="T4">“James?” the venerable headmaster </text:span><text:span text:style-name="T5">stuttered, as cries of surprise rose up from the professors.</text:span></text:p>
      <text:p text:style-name="P4">“Potter”, Snape spit out, standing up. “That’s not possible. He is dead and buried!”</text:p>
      <text:p text:style-name="P4">This time, whispers spread across all four house tables, astounded by Dumbledore’s sudden paleness and the vehemence of their Potions Professor. The name ‘Potter’ began circulating and glances turned to Vladmir who was, peacefully leaning on his hand, observing with delight the spectacle happening before him.</text:p>
      <text:p text:style-name="P11"><text:span text:style-name="T3">At the centre of the trio, the one </text:span><text:span text:style-name="T6">called Potter had a sneering smile that made their hazel eyes sparkle. Wearing </text:span><text:span text:style-name="T7">loose, beautifully crafted pants, tucked into heavy, black leather boots, and a matching wide cashmere </text:span><text:span text:style-name="T8">jumper</text:span><text:span text:style-name="T7"> </text:span><text:span text:style-name="T8">with a [right-shifted] collar; the newcomer wore dark-brow-lined combat robes, fur matching their eyes and short dishevelled hair.</text:span></text:p>
      <text:p text:style-name="P5">At their side, falsely leaning on a silver cane, beautifully pale with his long hair detached, Lucius Malfoy had the exact same contemptuous smile. The last man kept a fixed grin, which was showing <text:soft-page-break/>two canines… Sergei was savouring the fear of the children around him, while scanning the hundreds of terrified children with his blood-injected eyes.</text:p>
      <text:p text:style-name="P12"><text:span text:style-name="T3">“Lucius,” the headmaster </text:span><text:span text:style-name="T9">resumed, signalling his professors to the ones that took their wands out when they saw the vampire to lower them. “To what do I owe this visit from you on this beautiful Saturday morning? A problem with the governors? And how dare you introduce a vampire in the school?”</text:span></text:p>
      <text:p text:style-name="P13"><text:span text:style-name="T3">The smile on the lord’s face widened, </text:span><text:span text:style-name="T10">making all the professors anxiously shiver. Until then, Hogwarts used to be independent, despite the numerous attempts of the Ministry and of the Board of Governors to meddle with the teaching in the school. Malfoy’s face made them fear the worst.</text:span></text:p>
      <text:p text:style-name="P6">To their great surprise, Lord Malfoy didn’t answer, but he let the perfect doppelgänger of the late James Potter pass before him. Well, perfect… They seemed more delicate and thin…</text:p>
      <text:p text:style-name="P14"><text:span text:style-name="T3">“Albus Dumbledore…” Katya purred, walking through the Great Hall with a feline grace. “May I know how a politician like you manages to </text:span><text:span text:style-name="T11">carry out so many positions without neglecting any of them? Oh well, excuse me! Apparently, making sure the students are safe is too much, according to yesterday evening’s rout.”</text:span></text:p>
      <text:p text:style-name="P7">Albus Dumbledore straightened up as much as he could as the unknown person was coming to the Professors’ table, squinting in worry, but also in anger. An enormous doubt had just parked in his mind about the identity of this James Potter doppelgänger. He looked down his nose at them, his half-moon-shaped glasses scanning the newcomer.</text:p>
      <text:p text:style-name="P7">“Who might you be, sir, to allow yourself to criticise me?”</text:p>
      <text:p text:style-name="P15"><text:span text:style-name="T3">“A regrettable </text:span><text:span text:style-name="T12">oversight on my part”, Lord Malfoy intervened, getting to the table himself. “Albus, allow me to introduce to Lady Katya Annapovna Kemenov, matriarch of the Potter family and aunt to Vladmir Kemenov. And the vampire escorting her is Knyaz Sergei Dimitrovitch Pokhastovine. As her chief of security, I have estimated that his presence was acceptable.”</text:span></text:p>
      <text:p text:style-name="P8">A cry of terror rang out as Quirell was trying to disappear in his seat. Obviously, the Defence Against Dark Arts professor had understood which vampire he was, as had all the Professors, seeing their wary glances directed at him.</text:p>
      <text:p text:style-name="P16"><text:span text:style-name="T3">“The students’ families are not allowed in the school’s enclosure”, Severus Snape sourly </text:span><text:span text:style-name="T13">pointed out.</text:span></text:p>
      <text:p text:style-name="P9">“They are if they are escorted by a governor to let the headmaster know about any legal procedure against Hogwarts or a Professor”, Lord Malfoy announced, his amusement sharply audible.</text:p>
      <text:p text:style-name="P9">“What is your link with James Potter?” Minerva McGonagall suddenly asked in a toneless voice.</text:p>
      <text:p text:style-name="P9">Katya looked daggers at her, meticulously looking at the severe woman in front of her. To answer or not, that was the question.</text:p>
      <text:p text:style-name="P9">“It doesn’t concern you in the slightest, Minerva McGonagall… And I think a conversation with you is also needed,” she whispered.</text:p>
      <text:p text:style-name="P9">“What kind of complaint?” Albus Dumbledore asked with a low voice.</text:p>
      <text:p text:style-name="P9"><text:soft-page-break/>He was feeling that something bad was going to happen. However, he couldn’t know exactly what. And the question Minerva asked was primordial. The resemblance was too much to assume she was not member of the Potter family by blood. But what was her link with James Potter? A cousin? A sister?</text:p>
      <text:p text:style-name="P17"><text:span text:style-name="T3">“I think you might not want to hear all her accusations in the middle of the Great Hall”, Lucius Malfoy said, </text:span><text:span text:style-name="T14">amused, observing the students around them, especially the Slytherins and Ravenclaws that were listening to the conversations at the professors’ table. “Nor the reasons of her reproach on you.”</text:span></text:p>
      <text:p text:style-name="P10">“I thought you were joking, Lucius… A compliant against Albus?” Snape spat, straightening up himself. “You are ridiculous, he his the best headmaster Hogwarts had in decades!”</text:p>
      <text:p text:style-name="P17"><text:span text:style-name="T14">“As greasy as my brother said he was… Stay put, Severus, your turn will come soon”, Katya growled menacingly. “My complaint is not on his status as Hogwarts’ Headmaster, </text:span><text:span text:style-name="T15">but</text:span><text:span text:style-name="T19"> I will change that fact soon with the troll incident!”</text:span></text:p>
      <text:p text:style-name="P18"><text:span text:style-name="T18">The Potions Professor kept a blank face even if his eyes overflew with rage, but Sergei, silent and attentive as always, </text:span><text:span text:style-name="T20">noticed the glance he gave Lord Malfoy with the corner of his eyes, and the Lord unnoticeably shook his head in response.</text:span></text:p>
      <text:p text:style-name="P18"><text:span text:style-name="T20">“</text:span><text:span text:style-name="T34">They know each other</text:span><text:span text:style-name="T20">”, the vampire observed calmly as Vladmir approached him. The young boy, openly amused by the scene before him, had decided to catch up to his friend.</text:span></text:p>
      <text:p text:style-name="P18"><text:span text:style-name="T20">“</text:span><text:span text:style-name="T34">The Potions Professor is the godfather to Malfoy’s son</text:span><text:span text:style-name="T20">”, Vladmir told him softly. “</text:span><text:span text:style-name="T34">I can understand his attachment to the headmaster, but to refuse to believe he can be filed a complaint…</text:span><text:span text:style-name="T20">”</text:span></text:p>
      <text:p text:style-name="P18"><text:span text:style-name="T20">“</text:span><text:span text:style-name="T34">This man nearly venerates and hates him at the same time. The sentiments he gives off are very weird</text:span><text:span text:style-name="T20">”, </text:span><text:span text:style-name="T21">Sergei responded, analysing the professors’ auras.</text:span></text:p>
      <text:p text:style-name="P19">They felt a curious look on them, and turned to meet a grey gaze. Vladmir gave him a low blow.</text:p>
      <text:p text:style-name="P19">“Lord Malfoy, I am honoured to meet you.”</text:p>
      <text:p text:style-name="P28"><text:span text:style-name="T18">“So am I, Lord Potter”, the aristocrat answered, bowing his head to the young boy, before refocussing on Albus Dumbledore. The Headmaster was looking like he was going to have a heart attack in the middle of the room, with his pale skin and his wide-open eyes. Apparently, Katya had dropped her bomb during their little conversation: her complaint for abusive usage of the prerogatives of Chief Warlock of the Wizengamot. And Vladmir knew his aunt well. She would file another complaint for the incompetence of Dumbledore </text:span><text:span text:style-name="T22">as</text:span><text:span text:style-name="T18"> Headmaster of Hogwarts.</text:span></text:p>
      <text:p text:style-name="P29"><text:span text:style-name="T18">Vlad gazed around him. Judging by the number of whispers </text:span><text:span text:style-name="T23">around the tables, this story would go round Hogwarts in no time, and Great-Britain even faster when parents get involved. Some should already have taken offence at the troll incident in one of the seemingly most secure place in all of the United Kingdom and Ireland; and some might take advantage of the lawsuit to stave the headmaster in a little more.</text:span></text:p>
      <text:p text:style-name="P20">“Albus, Lady Kemenov would like to fix an appointment to discuss this calmly. Tonight, preferably.”</text:p>
      <text:p text:style-name="P29"><text:soft-page-break/><text:span text:style-name="T23">“Why tonight?” the headmaster asked, surprised, regaining his composure relatively rapidly after the announcement and thinking at full speed. ‘If she was indeed James Potter’s sister, she could only be a half-sister. Dorea Black-Potter only had a son. Yes, that was that. She must have been born outside of marriage on Charlus’s side, hence the resemblance. She was only a bastard because Charlus Potter never </text:span><text:span text:style-name="T24">acknowledged</text:span><text:span text:style-name="T23"> a daughter. </text:span><text:span text:style-name="T24">This Kemenov had in reality no legal right whatsoever on Vladmir.’</text:span></text:p>
      <text:p text:style-name="P21">The relief was only visible for a split second, but Katya noticed it and worried about it. What kind of weird idea could that old man’s mind have devised?</text:p>
      <text:p text:style-name="P30"><text:span text:style-name="T18">“Family business to settle,” Katya finally answered. “Heads of House McGonagall and Flitwick know. An exceptional out trip applicatio</text:span><text:span text:style-name="T25">n</text:span><text:span text:style-name="T18"> for both Neville Longbottom and Vladmir Kemenov has been filed and accepted.”</text:span></text:p>
      <text:p text:style-name="P21">“But…”</text:p>
      <text:p text:style-name="P30"><text:span text:style-name="T18">“Mrs Kemenov has filed this application nearly a month ago,” </text:span><text:span text:style-name="T25">Flitwick intervened, “I had told you about it and you accepted.”</text:span></text:p>
      <text:p text:style-name="P22">“You had also agreed to Augusta’s request,” McGonagall declared, looking like she had just swallowed a lemon whole. “Even if I didn’t know it was because of the same reason.”</text:p>
      <text:p text:style-name="P22">“Lady Longbottom has filed an out trip application for her grandson. The reason is none of your concern,” Lord Malfoy took offence, visibly crossed by the school interference in strictly familial concerns. He also noticed Albus’ calculation look on Katya and Vladmir was also worried about the old fool’s intentions.</text:p>
      <text:p text:style-name="P22">“To get back to this meeting, Headmaster, would tonight at 5 pm be acceptable?” Katya asked, raising an eyebrow.</text:p>
      <text:p text:style-name="P22">Albus Dumbledore only nodded, his eyes sparkling once more. He had a whole day to prove that Katya was not legally allowed to take care of Harry Potter, or any other name he might bear.</text:p>
      <text:p text:style-name="P22">“Professor Flitwick, Lucius, can I also count on you?”</text:p>
      <text:p text:style-name="P31"><text:span text:style-name="T18">It didn’t take long for the two men to accept despite the menacing looks from the headmaster. Katya gave him a sneering smile, before getting to her nephew, still next to Sergei. It didn’t take the Ravenclaws sitting next to them long to </text:span><text:span text:style-name="T26">note that the discreet motifs on the clothes were identical, assuring they belonged to one specific clan. Red, black, silver and gold… Strong and powerful colours for a family that surely was as much.</text:span></text:p>
      <text:p text:style-name="P31"><text:span text:style-name="T26">“</text:span><text:span text:style-name="T35">Shall we go, Kitty?</text:span><text:span text:style-name="T26">”</text:span></text:p>
      <text:p text:style-name="P31"><text:span text:style-name="T26">“</text:span><text:span text:style-name="T35">I don’t need to take anything more with me, and Neville is ready.</text:span><text:span text:style-name="T26">”</text:span></text:p>
      <text:p text:style-name="P23">Indeed, the young Gryffindor had put on a classical well-made wizard’s robe, as was fit for his rank, and was waiting calmly at his table. He was clashing quite a bit with the rest of the Gryffindors, most of whom wore a simple jumper and trousers.</text:p>
      <text:p text:style-name="P23">Katya nodded and came to the lions’ table, ignoring the many gazes following her. Vlad and Sergei went to the exit. The Russian lady had just stopped in front of Neville, who had stood up awkwardly.</text:p>
      <text:p text:style-name="P23"><text:soft-page-break/>“Lady Kemenov,” Neville timidly said with a smile, bowing.</text:p>
      <text:p text:style-name="P23">Katya had a little laughter that rang out in the Great Hall and stretched out to warmly kiss him on both cheeks, making him blush.</text:p>
      <text:p text:style-name="P32"><text:span text:style-name="T18">“Don’t </text:span><text:span text:style-name="T27">do that Neville; for you, it’s Katya or Tya. Ready?”</text:span></text:p>
      <text:p text:style-name="P24">“Yes Ma’… Katya.”</text:p>
      <text:p text:style-name="P24">“Then off we pop!”</text:p>
      <text:p text:style-name="P24">Katya smiled at Lucius Malfoy, who had probably joined with his son at the Slytherin table, then she joined with the Russians who were waiting for them in front of the door. They left the premises under numerous whispers of both students and professors, leaving a restless headmaster behind.</text:p>
      <text:p text:style-name="P24">Katya rapidly lead them outside, ignoring the caretaker that was following them vindictively. She gave him a sneering smile at the moment they crossed the gates and addressed a more than vulgar gesture that made Neville hiccup with surprise and Vladmir sigh.</text:p>
      <text:p text:style-name="P24">“Katya!”</text:p>
      <text:p text:style-name="P24">“What? He was sent to report all our comings, goings and saying to Dumbledore. I would love to have him get this delicate message that perfectly fits my state of mind about him.”</text:p>
      <text:p text:style-name="P24">“You should have me a bit more tactful,” Sergei sneered with a thick Russian accent.</text:p>
      <text:p text:style-name="P24">“I am tactful… when I need it!” the young woman took offence, slipping an old rusty key out of her pocket. “It’s a Portkey, Neville.”</text:p>
      <text:p text:style-name="P25">The young Longbottom nodded, still shocked, and moved to Vlad’s right.</text:p>
      <text:p text:style-name="P25">“In three… two… one!”</text:p>
      <text:p text:style-name="P33"><text:span text:style-name="T18">They reached out to touch the object and felt a hook </text:span><text:span text:style-name="T28">grab them as everything turned around them. The landing went smoothly, showing their habit of travel by Portkey.</text:span></text:p>
      <text:p text:style-name="P34"><text:span text:style-name="T18">Neville, curious, gazed at his surroundings, noticing the autumn-coloured countryside and the small village behind the trees. Dozens of ancient and </text:span><text:span text:style-name="T29">convoluted cottage formed a hamlet around which more imposing houses stood. A tarmacked road seemed to serve the place and a Muggle school bus left the village. It was one of those which housed both wizards and Muggles in harmony.</text:span></text:p>
      <text:p text:style-name="P26">Behind them, a high wall made of light stones stood out, linked with the village by a small paved path and etched with old runes. Vladmir smiled at Neville before silently going the old rusty grid that marked the entrance.</text:p>
      <text:p text:style-name="P35"><text:span text:style-name="T18">“</text:span><text:span text:style-name="T30">Welcome to Godric’s Hollow,” Katya smiled.</text:span></text:p>
      <text:p text:style-name="P27">And they followed Vladmir, going through the porch. It was clear despite the cold that they started to feel. Well, cold… Used as they were to Siberian cold—where Katya had a secondary residence—this start of autumn was nearly hot to the Russians, especially with their fur-lined coats. Only Neville seemed to feel a little indisposed, but a nonverbal spell from Katya helped him and he thanked her with a smile.</text:p>
      <text:p text:style-name="P36"><text:soft-page-break/><text:span text:style-name="T18">Silently, both boys went to a discreet alley as Katya and Sergei stopped to talk a little and they reached the wizard part of Godric’s Hollow’s cemetery. The typical granites and marbles suddenly became clean, looked after by the eternal spells of elven magic on all the domain. Flowers grew; some magical and some completely and calmingly normal. Vlad stopped in front of a small headstone hidden in a corner and </text:span><text:span text:style-name="T31">knelt before it, brushing the few leaves covering the engraved words with his hand.</text:span></text:p>
      <text:p text:style-name="P37">James Charlus Potter and Liliane Rose Potter née Evans</text:p>
      <text:p text:style-name="P37">Loving family and loved parents</text:p>
      <text:p text:style-name="P37">May Magic welcome you inside her.</text:p>
      <text:p text:style-name="P47">Neville arrived and placed himself a few yards behind Vladmir. He felt a slight discomfort that made him grimace. He had accepted his friend’s invitation to accompany him to the celebration of the dead, not knowing the importance of this ritual visit. He was just honoured his one and only friend asked him something like that.</text:p>
      <text:p text:style-name="P47">His grand-mother, when signing the <text:span text:style-name="T41">application to allow him to leave Hogwarts, had taught him the reasons of this visit on this special day for the Russian wizards. Neville had thus learned that is was an immense honour and privilege for Russians to be invited to the funereal meal of a wizarding line, at the heart of the commemoration. Even if the Potters were not from Eastern Europe, their son was by adoption and he respected those age-old traditions. Augusta had warned him that the magic working then would be particular. Nearly tribal.</text:span></text:p>
      <text:p text:style-name="P47">“<text:span text:style-name="T41">Hi Mum, hi Dad,” Vlad said with a smile, brushing lightly the stag and lily motifs engraved in the stone. “It’s been a while…”</text:span></text:p>
      <text:p text:style-name="P48">Neville observed the young Russian take two flowers out of his pocket: a bright yellow one, and a scarlet one, their stalks delicately intertwined.</text:p>
      <text:p text:style-name="P48">“As always, I bring you flowers. This year, I’ve chosen a <text:span text:style-name="T42">gerbera to tell you all my love. Despite time and a second family, you still have a special place in my heart. I know I have rarely said it to you, but I love you.”</text:span></text:p>
      <text:p text:style-name="P49">Vladmir paused for a while, to get his thoughts back on track. He didn’t really remember his parents without Katya’s memories. However, his childhood emotions were still there <text:span text:style-name="T43">and sometimes resurfaced. This tenderness that enveloped him when he was sad… The amusement also, accompanied by a grave but light laugh. As if they never left him.</text:span></text:p>
      <text:p text:style-name="P49">“<text:span text:style-name="T44">The second one is for you Mum. I saw this red lily before coming and your face just came into my mind.”</text:span></text:p>
      <text:p text:style-name="P50">He placed the two stems on the pictures and brushed his mother’s name with a sad smile.</text:p>
      <text:p text:style-name="P51">“However, I chose the colours for you Dad. I’d want you to forgive me, because I’m sure you would have loved to see me sorted into Gryffindor rather than Ravenclaw. But I like both my House and Hogwarts, even if the Headmaster infuriates me…”</text:p>
      <text:p text:style-name="P51">Neville jumped when he felt Katya join them, being so invested in Vlad’s story that he didn’t hear her arrive. Sergei was visibly gone, as his presence was not needed. Th young woman smiled at him <text:soft-page-break/>while placing a <text:span text:style-name="T45">comforting</text:span> hand on Neville’s shoulders, then she looked at the tombs. Silently, they listened to Vlad’s continuing tale. The young Gryffindor was astounded to see how much emotion Vlad transmitted <text:span text:style-name="T45">through his speech, as well as all the love for his parents, whom he never really saw. He listened as Vlad told them his first months at school and their friendship, theirs laughs, their tears… The more Neville listened, the more his friendship grew, even if he thought it would not be possible.</text:span></text:p>
      <text:p text:style-name="P52">But Vlad’s tale made him made him think so much about his own situation! They were both orphans, living behind masks, really themselves with their family and their closest friends… And Vlad thought of him as family.</text:p>
      <text:p text:style-name="P52">“I also met someone very surprising. Mum, you actually know him: Neville, your godson! I felt a bit weird when I learned that his mother was my godmother and you were Neville’s. Katya told me that we were predestined to meet each other, like cousins.”</text:p>
      <text:p text:style-name="P52">Vlad signalled him to come close, and Neville hesitantly kneeled next to him. He was not used to talking to the dead like he did to the living…</text:p>
      <text:p text:style-name="P52">“Er… Hi Lily, hi James,” he whispered. “I’m Neville, <text:span text:style-name="T46">a friend…”</text:span></text:p>
      <text:p text:style-name="P52">“<text:span text:style-name="T46">The best friend…”</text:span></text:p>
      <text:p text:style-name="P52">“<text:span text:style-name="T46">Well yeah, Vlad’s best friend”, he laughed. “I was sorted into Gryffindor and we met on the train. I would have liked to be sorted into his House, but I didn’t really have that choice…”</text:span></text:p>
      <text:p text:style-name="P53">And Neville, strangely, felt that talking to this headstone was comforting, with the firm conviction in his magic that he was heard. After long minutes had passed, Vlad and Neville turned to Katya, who waited behind them, silent and impassive.</text:p>
      <text:p text:style-name="P53">As she saw they had finished, she smiled and come closer to sit on the edge of the tomb, while Vladmir searched in his pockets. He got <text:span text:style-name="T47">out </text:span>a basket and three glasses <text:span text:style-name="T47">that</text:span> <text:span text:style-name="T47">he placed on the slab, before unwrapping the contents. He slowly split some cereal bread loaves, along with some meat and vegetables, Neville looking at him, intrigued. His grand-mother had refused to tell him about the specific rituals of the ceremony, only mumbling that he was a bit young but that he needed to learn some day or another. Katya took several bottles she placed in the middle, as well as four candles. A very large one, and three small ones.</text:span></text:p>
      <text:p text:style-name="P53">“<text:span text:style-name="T48">Neville, if you don’t follow the ritual, know that you must not force yourself, okay?” Katya said with a smile.</text:span></text:p>
      <text:p text:style-name="P54">Neville nodded, weary. First his grand-mother, and now Katya? What where they up to?</text:p>
      <text:p text:style-name="P54">“You first Kitty!”</text:p>
      <text:p text:style-name="P55">Vlad nodded while grabbing the smallest bottle, from which he spread a few drops solemnly on the grave. Grabbing the second bottle, filled with a dark liquid, he made the same gesture, before being imitated by Katya, then by a very hesitant Neville.</text:p>
      <text:p text:style-name="P55">The liquids, which seemed to be oil and wine, glowed for a fraction of a second before getting absorbed by the tomb, releasing a sudden burst of magic.</text:p>
      <text:p text:style-name="P55"><text:soft-page-break/>The Gryffindor opened his eyes wide with surprise and stumbling back. Katya caught him to prevent him from falling back. It was not Vlad’s magic, nor Katya. It seemed to come from the ground… From the tomb!</text:p>
      <text:p text:style-name="P56">Vlad smiled, then took the last bottle to pour out three glasses of a translucent liquid, explaining the ceremony to his friend. The four candles were for the ancestors, <text:span text:style-name="T49">his mother, his father, and the living. If the gifts were accepted, all would be lit at the end of the ceremony.</text:span></text:p>
      <text:p text:style-name="P56">“<text:span text:style-name="T49">On this day of the dead and by this gesture, I honour the memory of my ancestors. Together, let us remember the past and prepare the future.”</text:span></text:p>
      <text:p text:style-name="P57">Vlad <text:span text:style-name="T50">spread half of his glass on the grave at the same time as Neville and Katya, and they drank down the rest in one go. Neville spat it all out, coughing, under the bursts of laughter of both the Russians. Charitable, Katya patted his back, trying to somehow muffle her laughter.</text:span></text:p>
      <text:p text:style-name="P57">“By…<text:span text:style-name="T50"> </text:span><text:span text:style-name="T16">Cough cough</text:span><text:span text:style-name="T50">… By Merlin, what is that?”</text:span></text:p>
      <text:p text:style-name="P57">“<text:span text:style-name="T51">I thought Augusta would have told you beforehand”, the Russian lady responded, her eyes gleaming with tears of laughter she was trying to hold back.</text:span></text:p>
      <text:p text:style-name="P57">“<text:span text:style-name="T51">No. </text:span><text:span text:style-name="T17">Cough cough…</text:span><text:span text:style-name="T37"> She just said I would see…”</text:span></text:p>
      <text:p text:style-name="P42">“That you’d drink,” Vlad sneered. “It’s icevodka.”</text:p>
      <text:p text:style-name="P57"><text:span text:style-name="T37">“</text:span><text:span text:style-name="T17">Fire</text:span><text:span text:style-name="T37">vodka, you mean! That thing burns!”</text:span></text:p>
      <text:p text:style-name="P57"><text:span text:style-name="T37">“No, </text:span><text:span text:style-name="T17">your</text:span><text:span text:style-name="T37"> whisky is firewhisky! And, you know, cold definitely burns.”</text:span></text:p>
      <text:p text:style-name="P42">Neville looked at them, sceptical, his throat still hurting.</text:p>
      <text:p text:style-name="P42">“How strong is it?” he carefully asked, looking at his glass and the amount both Russians had drunk.</text:p>
      <text:p text:style-name="P42">“About 55°, a bit more than your alcohols. What are you thinking about?” Katya asked, slightly amused.</text:p>
      <text:p text:style-name="P42">“Just… We are only eleven. And Vlad seems to be used to it.”</text:p>
      <text:p text:style-name="P42">“What is the noble alcohol for the British Pure-bloods?”</text:p>
      <text:p text:style-name="P42">“Firewhisky.”</text:p>
      <text:p text:style-name="P58"><text:span text:style-name="T36">“</text:span><text:span text:style-name="T38">Have you ever drunk some?”</text:span></text:p>
      <text:p text:style-name="P43">“As all children born from a wizard family. It’s tradition to drink some on New Year Day.”</text:p>
      <text:p text:style-name="P43">“For us, drinking icevodka is a part of the commemoration of the dead ritual,” Katya said softly with a smile. “It’s one of our oldest traditions.”</text:p>
      <text:p text:style-name="P43">Neville nodded and watched Katya pour them a second glass wearily.</text:p>
      <text:p text:style-name="P59"><text:span text:style-name="T36">“On this day of the dead, I honour your memory, James, for everything you have done for your family,” Katya whispered while </text:span><text:span text:style-name="T39">pouring part of her glass out, followed by the boys.</text:span></text:p>
      <text:p text:style-name="P44">Neville forced himself to drink this burning liquid and coughed, before alarmingly seeing the ritual start again and, more importantly, both Russians turning to him.</text:p>
      <text:p text:style-name="P44">“Your turn, Nev. For my mother…” Vlad told him.</text:p>
      <text:p text:style-name="P44"><text:soft-page-break/>“In… in this day of the de… dead,” said Neville stuttered, stunned, “I honour yo… your memory, Lily… Thanks you for bringing hope to the wizarding world.”</text:p>
      <text:p text:style-name="P44">And they drank their glass on last time.</text:p>
      <text:p text:style-name="P60"><text:span text:style-name="T36">All the alcohol poured out suddenly ignited, magic bursting out. In the flames, two faces seemed to overlap for a few seconds, one from a man with glasses, the other from a woman with green, smiling and te</text:span><text:span text:style-name="T40">n</text:span><text:span text:style-name="T36">der eyes. Then, </text:span><text:span text:style-name="T40">the flames went out, showing a granite without any trace of liquid or food, and on which four candles burned. Their offering had been accepted by the ancestors and the magic…</text:span></text:p>
      <text:p text:style-name="P45">Katya took a small vial of potion out of her pocket with a smile, which she gave to Neville, who was staring at the headstone, immobile.</text:p>
      <text:p text:style-name="P45">“Drink. It’s a potion against hangover.”</text:p>
      <text:p text:style-name="P45">He thanked her with a relief and he stood up after a few moments with the Kemenovs. They finally left the cemetery et Neville realised with quite a bit of surprise that the afternoon was well started, according to his watch. So that’s why he was so hungry…</text:p>
      <text:p text:style-name="P45">“Shall we go eat something before getting back to Hogwarts, boys?”</text:p>
      <text:p text:style-name="P45">“Yes Ma’am,” Vlad said, laughing, as Neville’s stomach grumbled with satisfaction. Katya held her hand out, and they clung onto it to have her Apparate on the Diagon Alley one after the other.</text:p>
      <text:p text:style-name="P45">On this start of a Saturday afternoon, many wizards and witches were hurrying, enjoying the sun and the still warm-for-the-season temperature to do some shopping, or simply stroll in the main shopping street of the magical London. Children were rare, however, as the majority were in Hogwarts. Only the youngest were there, accompanying their parents.</text:p>
      <text:p text:style-name="P45">Vlad laughed as he pulled Neville by the sleeve.</text:p>
      <text:p text:style-name="P45">“Come Nev, there’s a really good small restaurant in the Moons Alley, the food’s far better than the Leaky Cauldron’s!”</text:p>
      <text:p text:style-name="P46">Katya smiled as she saw Vladmir pull his hesitant friend to a small aperture between Ollivanders and Scribbulus, weaving in and out between the passers-by who looked at them, smiling with indulgence.</text:p>
      <text:p text:style-name="P61"><text:span text:style-name="T36">“</text:span><text:span text:style-name="T33">It’s quite rare to see him this childish</text:span><text:span text:style-name="T18">,” Sergei said with a smile, suddenly appearing at Katya’s side.</text:span></text:p>
      <text:p text:style-name="P61"><text:span text:style-name="T18">“</text:span><text:span text:style-name="T33">Indeed</text:span><text:span text:style-name="T18">.” Katya sighed while passing her hand through her hair; something she had taken from her brother and that never left her. “</text:span><text:span text:style-name="T33">I was often afraid that the world I brought him in had ruined his childhood. I am happy he is in Hogwarts. Despite Dumbledore’s presence, I know he has fun, he makes friends… He enjoys his youth</text:span><text:span text:style-name="T18">.”</text:span></text:p>
      <text:p text:style-name="P62"><text:span text:style-name="T18">Sergei observed her, lost in her thoughts as they followed the boys more slowly. He knew her worries and had helped her raise Vladmir when she had chosen to take car of him. The first months were horrible, for her and for the Kemenov clan. Should Vladmir be raised up as a child or as an heir to the clan? Should he be introduced in the Mirage Court in his childhood, or should he be explained only in his teenage years and let him choose? Should he be revealed the </text:span><text:span text:style-name="T32">connections before of after Hogwarts? Should he know about the death of his parents?</text:span></text:p>
      <text:p text:style-name="P41"><text:soft-page-break/>Katya had made choices, some very difficult, and some as complex. And they had paid up. Vladmir had become a perfect Prince to the Mirage Court, initiated at ten years old by Katya herself. He knew the whys and wherefores of the war with Voldemort… He knew the terrible secret of his survival on this fateful Halloween night…</text:p>
      <text:p text:style-name="P41">Sergei knew Katya’s dilemma and help her as much as he could to give him a happy childhood despite everything. The vampire also knew the goal they had both set for themselves: vengeance.</text:p>
      <text:p text:style-name="P41">Both wanted to avenge a beloved brother and sister, or a father and mother lost forever. Both wanted to avenge the name of the Pott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itka Small" svg:font-family="'Sitka Small'"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Quotations" style:family="paragraph" style:parent-style-name="Standard" style:next-style-name="Citation_20_-_20_Texte" style:class="html">
      <style:paragraph-properties fo:margin-left="1cm" fo:margin-right="1cm" fo:margin-top="0cm" fo:margin-bottom="0.499cm" loext:contextual-spacing="false" fo:text-indent="0cm" style:auto-text-indent="false" style:border-line-width-left="0.026cm 0.026cm 0.002cm" fo:padding="0.101cm" fo:border-left="1.56pt double #000000" fo:border-right="none" fo:border-top="none" fo:border-bottom="none" style:shadow="none" style:writing-mode="page">
        <style:tab-stops/>
        <style:drop-cap/>
      </style:paragraph-properties>
      <style:text-properties style:font-name="Sitka Small" fo:font-family="'Sitka Small'" style:font-style-name="Normal" style:font-pitch="variable" fo:font-size="11pt" style:font-size-asian="10.5pt"/>
    </style:style>
    <style:style style:name="Citation_20_-_20_Texte" style:display-name="Citation - Texte" style:family="paragraph" style:parent-style-name="Quotations" style:master-page-name="">
      <loext:graphic-properties draw:fill="none" draw:fill-color="#729fcf"/>
      <style:paragraph-properties style:page-number="auto" fo:background-color="transparent" style:shadow="none" style:writing-mode="page">
        <style:drop-cap style:lines="2" style:style-name="Drop_20_Caps"/>
      </style:paragraph-properties>
      <style:text-properties style:font-size-asian="10.5pt"/>
    </style:style>
    <style:style style:name="Drop_20_Caps" style:display-name="Drop Cap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20:58:10.136638346</meta:creation-date>
    <meta:generator>LibreOffice/6.4.4.2$Linux_X86_64 LibreOffice_project/40$Build-2</meta:generator>
    <dc:date>2020-07-23T20:58:25.322776116</dc:date>
    <meta:editing-duration>PT16S</meta:editing-duration>
    <meta:editing-cycles>1</meta:editing-cycles>
    <meta:document-statistic meta:table-count="0" meta:image-count="0" meta:object-count="0" meta:page-count="10" meta:paragraph-count="140" meta:word-count="4510" meta:character-count="26102" meta:non-whitespace-character-count="21736"/>
  </office:meta>
</office:document-meta>
</file>